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065*"/>
    </style:style>
    <style:style style:name="Table1.B" style:family="table-column">
      <style:table-column-properties style:rel-column-width="16572*"/>
    </style:style>
    <style:style style:name="Table1.C" style:family="table-column">
      <style:table-column-properties style:rel-column-width="33897*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0596*"/>
    </style:style>
    <style:style style:name="Table2.B" style:family="table-column">
      <style:table-column-properties style:rel-column-width="44938*"/>
    </style:style>
  </office:automatic-styles>
  <office:body>
    <office:text>
      <text:h text:style-name="Heading_20_2" text:outline-level="2"><text:bookmark-start text:name="resumen-del-síntoma-que-comentas"/>1. Resumen del síntoma que comentas<text:bookmark-end text:name="resumen-del-síntoma-que-comentas"/></text:h>
      <text:p text:style-name="First_20_paragraph">Sientes <text:span text:style-name="T1">aerofagia</text:span> (acumulación de aire en el estómago, esófago o intestinos) y lo relacionas con la <text:span text:style-name="T1">ingesta de berenjenas</text:span>, un alimento que suele producir gases.</text:p>
      <text:p text:style-name="Horizontal_20_Line"/>
      <text:h text:style-name="Heading_20_2" text:outline-level="2"><text:bookmark-start text:name="explicación-principal-entrada-más-relevante"/>2. Explicación principal (entrada más relevante)<text:bookmark-end text:name="explicación-principal-entrada-más-relevante"/></text:h>
      <text:h text:style-name="Heading_20_3" text:outline-level="3"><text:bookmark-start text:name="entrada-aerofagia"/><text:span text:style-name="T1">Entrada AEROFAGIA</text:span><text:bookmark-end text:name="entrada-aerofagia"/></text:h>
      <text:p text:style-name="First_20_paragraph"><text:span text:style-name="T1">Definición</text:span><text:line-break/>&gt; Presencia excesiva de aire (gases) en el estómago, esófago o intestinos que puede causar espasmos, distensión abdominal o eructos.</text:p>
      <text:p text:style-name="Text_20_body"><text:span text:style-name="T1">Técnico</text:span><text:line-break/>&gt; <text:span text:style-name="T2">1ª Etapa Embrionaria. Conflicto de Atrapar o soltar pedazo.</text:span></text:p>
      <text:p text:style-name="Text_20_body"><text:span text:style-name="T1">Sentido biológico</text:span><text:line-break/>&gt; El aire cumple dos funciones: <text:span text:style-name="T1">separar</text:span> y <text:span text:style-name="T1">estimular el avance</text:span> del contenido digestivo.<text:line-break/>&gt; • Si el aire se acumula en la parte alta (estómago/esófago) simboliza <text:span text:style-name="T1">atrapar</text:span>: intento de retener la vida, ideas o emociones.<text:line-break/>&gt; • Si el aire está en la parte baja (intestinos) representa <text:span text:style-name="T1">soltar</text:span>: necesidad de liberar rápidamente algo que ya no sirve.<text:line-break/>&gt; Tragar aire se interpreta como un esfuerzo por “aspirar” la vida.</text:p>
      <text:p text:style-name="Text_20_body"><text:span text:style-name="T1">Conflicto</text:span><text:line-break/>&gt; <text:span text:style-name="T2">Conflicto de angustia, indigestión, esforzarse en aspirar la vida.</text:span><text:line-break/>&gt; – En la zona superior: “<text:span text:style-name="T1">Querer atrapar la vida</text:span>” (miedo a perder oportunidades, a entregarse).<text:line-break/>&gt; – En la zona inferior: “<text:span text:style-name="T1">Querer soltar algo rápidamente</text:span>” (urgencia de deshacerse de una carga emocional, culpa o resentimiento).<text:line-break/>&gt; El aire también refleja <text:span text:style-name="T1">apego a ideas o posturas que generan miedo</text:span> o que no pueden ser “digeridas”.</text:p>
      <text:h text:style-name="Heading_20_4" text:outline-level="4"><text:bookmark-start text:name="resumen-rápido"/>Resumen rápido<text:bookmark-end text:name="resumen-rápido"/></text:h>
      <text:list text:style-name="L1">
        <text:list-item>
          <text:p text:style-name="P1"><text:span text:style-name="T1">Qué ocurre físicamente:</text:span> El cuerpo acumula aire que se queda atrapado en el tubo digestivo.<text:line-break/></text:p>
        </text:list-item>
        <text:list-item>
          <text:p text:style-name="P1"><text:span text:style-name="T1">Qué indica a nivel emocional:</text:span> Un conflicto entre la necesidad de retener algo (control, miedo) y la urgencia de liberarlo (carga, resentimiento).</text:p>
        </text:list-item>
      </text:list>
      <text:p text:style-name="Horizontal_20_Line"/>
      <text:h text:style-name="Heading_20_2" text:outline-level="2"><text:bookmark-start text:name="otros-matices-relacionados"/>3. Otros matices relacionados<text:bookmark-end text:name="otros-matices-relacionados"/></text:h>
      <text:h text:style-name="Heading_20_3" text:outline-level="3"><text:bookmark-start text:name="entrada-gases-referencia-cruzada"/><text:span text:style-name="T1">Entrada GASES</text:span> <text:span text:style-name="T2">(referencia cruzada)</text:span><text:bookmark-end text:name="entrada-gases-referencia-cruzada"/></text:h>
      <text:p text:style-name="First_20_paragraph"><text:span text:style-name="T1">Definición</text:span><text:line-break/>&gt; Distensión del estómago o los intestinos por acumulación de gases.</text:p>
      <text:p text:style-name="Text_20_body"><text:span text:style-name="T1">Técnico</text:span><text:line-break/>&gt; <text:span text:style-name="T2">1ª Etapa Embrionaria. Conflicto de evacuación de pedazo indigesto. Jugarreta.</text:span></text:p>
      <text:p text:style-name="Text_20_body"><text:span text:style-name="T1">Sentido biológico</text:span><text:line-break/>&gt; Los gases ayudan a empujar el bolo o “pedazo” por el intestino; se generan cuando algo se atasca y el cuerpo fabrica gases para ensanchar la pared intestinal y permitir el paso.</text:p>
      <text:p text:style-name="Text_20_body"><text:span text:style-name="T1">Conflicto</text:span><text:line-break/>&gt; Relacionado con una “jugarreta” que no se logra digerir, deslizar ni evacuar. Simbólicamente, el vientre se asocia a una segunda sepultura; los gases aparecen en los “muertos que fermentan”, indicando <text:span text:style-name="T1">duelos no resueltos</text:span> en la genealogía (dobles, fantasmas). El resentimiento subyacente es: “<text:span text:style-name="T2">Quiero eliminar rápido los malos rollos para encontrar mi espacio de libertad.</text:span>”</text:p>
      <text:h text:style-name="Heading_20_4" text:outline-level="4"><text:bookmark-start text:name="resumen-rápido-1"/>Resumen rápido<text:bookmark-end text:name="resumen-rápido-1"/></text:h>
      <text:list text:style-name="L2">
        <text:list-item>
          <text:p text:style-name="P2"><text:span text:style-name="T1">Qué implica:</text:span> Necesidad de “evacuar” un bloque emocional que se ha quedado “atascado”.<text:line-break/></text:p>
        </text:list-item>
        <text:list-item>
          <text:p text:style-name="P2"><text:span text:style-name="T1">Qué revela:</text:span> Sentimientos de frustración ante una situación que no se ha podido “digerir” y que desea ser liberada urgentemente.</text:p>
        </text:list-item>
      </text:list>
      <text:p text:style-name="Horizontal_20_Line"/>
      <text:h text:style-name="Heading_20_3" text:outline-level="3"><text:bookmark-start text:name="entrada-eructos-referencia-cruzada"/><text:span text:style-name="T1">Entrada ERUCTOS</text:span> <text:span text:style-name="T2">(referencia cruzada)</text:span><text:bookmark-end text:name="entrada-eructos-referencia-cruzada"/></text:h>
      <text:p text:style-name="First_20_paragraph"><text:span text:style-name="T1">Definición</text:span><text:line-break/>&gt; Salida de aire proveniente del estómago.</text:p>
      <text:p text:style-name="Text_20_body"><text:span text:style-name="T1">Técnico</text:span><text:line-break/>&gt; <text:span text:style-name="T2">1ª Etapa Embrionaria. Conflicto de atrapar pedazo de aire.</text:span></text:p>
      <text:p text:style-name="Text_20_body"><text:span text:style-name="T1">Sentido biológico</text:span><text:line-break/>&gt; El aire se transporta por el esófago en vez de la tráquea, identificándolo como “pedazo”. El eructo es la manifestación visible de este proceso.</text:p>
      <text:p text:style-name="Text_20_body"><text:span text:style-name="T1">Conflicto</text:span><text:line-break/>&gt; <text:span text:style-name="T2">Falta del </text:span>“<text:span text:style-name="T2">pedazo</text:span>”<text:span text:style-name="T2"> de aire. Querer atrapar la vida y retenerla.</text:span> Se vincula a una lucha por la libertad en la relación con lo que se percibe como pesado o cerrado.</text:p>
      <text:h text:style-name="Heading_20_4" text:outline-level="4"><text:bookmark-start text:name="resumen-rápido-2"/>Resumen rápido<text:bookmark-end text:name="resumen-rápido-2"/></text:h>
      <text:list text:style-name="L3">
        <text:list-item>
          <text:p text:style-name="P3"><text:span text:style-name="T1">Qué indica:</text:span> Un intento de retener algo (idea, emoción) que, al no poder mantenerse, se expulsa de forma visible (eructo).<text:line-break/></text:p>
        </text:list-item>
        <text:list-item>
          <text:p text:style-name="P3"><text:span text:style-name="T1">Qué sugiere:</text:span> Sentimiento de “agarrarse” a una situación que realmente debería dejarse ir.</text:p>
        </text:list-item>
      </text:list>
      <text:p text:style-name="Horizontal_20_Line"/>
      <text:h text:style-name="Heading_20_2" text:outline-level="2"><text:bookmark-start text:name="referencias-cruzadas-que-puedes-explorar"/>4. Referencias cruzadas que puedes explorar<text:bookmark-end text:name="referencias-cruzadas-que-puedes-explorar"/></text:h>
      <text:list text:style-name="L4">
        <text:list-item>
          <text:p text:style-name="P4">Gases (evacuación y “jugarreta” emocional).<text:line-break/></text:p>
        </text:list-item>
        <text:list-item>
          <text:p text:style-name="P4">Eructos (intento de atrapar y luego expulsar).</text:p>
        </text:list-item>
      </text:list>
      <text:p text:style-name="Horizontal_20_Line"/>
      <text:h text:style-name="Heading_20_2" text:outline-level="2"><text:bookmark-start text:name="interpretación-integradora"/>5. Interpretación integradora<text:bookmark-end text:name="interpretación-integradora"/></text:h>
      <text:p text:style-name="First_20_paragraph">Al consumir <text:span text:style-name="T1">berenjenas</text:span> (u otros alimentos ricos en fibra y compuestos fermentables) es fácil que el aparato digestivo produzca más aire. En el marco de la biodescodificación, ese exceso de aire se traduce en <text:span text:style-name="T1">aerofagia</text:span> y, dependiendo de dónde se acumule, revela dos caras del mismo conflicto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Lado del conflicto</text:p>
            </table:table-cell>
            <table:table-cell table:style-name="TableHeaderRowCell" office:value-type="string">
              <text:p text:style-name="Table_20_Heading">Localización física</text:p>
            </table:table-cell>
            <table:table-cell table:style-name="TableHeaderRowCell" office:value-type="string">
              <text:p text:style-name="Table_20_Heading">Mensaje emocional que podría estar señaland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Atrapar</text:span></text:p>
          </table:table-cell>
          <table:table-cell table:style-name="TableRowCell" office:value-type="string">
            <text:p text:style-name="Table_20_Contents">Estómago / esófago (parte alta)</text:p>
          </table:table-cell>
          <table:table-cell table:style-name="TableRowCell" office:value-type="string">
            <text:p text:style-name="Table_20_Contents"><text:span text:style-name="T2">Querer retener la vida, ideas, proyectos o emociones.</text:span> Miedo a perder el control, a ser vulnerables.</text:p>
          </table:table-cell>
        </table:table-row>
        <table:table-row>
          <table:table-cell table:style-name="TableRowCell" office:value-type="string">
            <text:p text:style-name="Table_20_Contents"><text:span text:style-name="T1">Soltar</text:span></text:p>
          </table:table-cell>
          <table:table-cell table:style-name="TableRowCell" office:value-type="string">
            <text:p text:style-name="Table_20_Contents">Intestinos (parte baja)</text:p>
          </table:table-cell>
          <table:table-cell table:style-name="TableRowCell" office:value-type="string">
            <text:p text:style-name="Table_20_Contents"><text:span text:style-name="T2">Necesidad urgente de liberar una carga.</text:span> Resentimientos, culpas o situaciones que sientes que “te ahogan”.</text:p>
          </table:table-cell>
        </table:table-row>
        <table:table-row>
          <table:table-cell table:style-name="TableRowCell" office:value-type="string">
            <text:p text:style-name="Table_20_Contents"><text:span text:style-name="T1">Evacuación (gases)</text:span></text:p>
          </table:table-cell>
          <table:table-cell table:style-name="TableRowCell" office:value-type="string">
            <text:p text:style-name="Table_20_Contents">Intestinos</text:p>
          </table:table-cell>
          <table:table-cell table:style-name="TableRowCell" office:value-type="string">
            <text:p text:style-name="Table_20_Contents"><text:span text:style-name="T2">Bloqueo que no ha sido </text:span>“<text:span text:style-name="T2">digerido</text:span>”<text:span text:style-name="T2">.</text:span> Duelos familiares o “jugarretas” emocionales que demandan ser expulsadas para recuperar espacio y libertad.</text:p>
          </table:table-cell>
        </table:table-row>
        <table:table-row>
          <table:table-cell table:style-name="TableRowCell" office:value-type="string">
            <text:p text:style-name="Table_20_Contents"><text:span text:style-name="T1">Eructos</text:span></text:p>
          </table:table-cell>
          <table:table-cell table:style-name="TableRowCell" office:value-type="string">
            <text:p text:style-name="Table_20_Contents">Esófago / estómago</text:p>
          </table:table-cell>
          <table:table-cell table:style-name="TableRowCell" office:value-type="string">
            <text:p text:style-name="Table_20_Contents"><text:span text:style-name="T2">Intento fallido de retener algo que finalmente se expulsa.</text:span> Señala una lucha interna por aferrarse a lo que ya no sirve.</text:p>
          </table:table-cell>
        </table:table-row>
      </table:table>
      <text:p text:style-name="First_20_paragraph">En tu caso, la <text:span text:style-name="T1">berenjena</text:span> actúa como disparador físico que permite que el conflicto interno se manifieste físicamente. El cuerpo, al no poder “digerir” esa carga emocional (ya sea miedo a soltar algo, o apego a una idea), genera aire que se acumula y produce los síntomas que describes.</text:p>
      <text:p text:style-name="Horizontal_20_Line"/>
      <text:h text:style-name="Heading_20_2" text:outline-level="2"><text:bookmark-start text:name="sugerencia-de-abordaje-personalizado-recuerda-que-no-sustituye-a-un-profesional"/>6. Sugerencia de abordaje personalizado (recuerda que no sustituye a un profesional)<text:bookmark-end text:name="sugerencia-de-abordaje-personalizado-recuerda-que-no-sustituye-a-un-profesional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Propuesta</text:p>
            </table:table-cell>
            <table:table-cell table:style-name="TableHeaderRowCell" office:value-type="string">
              <text:p text:style-name="Table_20_Heading">Rationale biodescódic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Respiración diafragmática consciente</text:span> (inhalar profundo por la nariz, exhalar lento por la boca)</text:p>
          </table:table-cell>
          <table:table-cell table:style-name="TableRowCell" office:value-type="string">
            <text:p text:style-name="Table_20_Contents">Ayuda a “soltar” el aire que está “atrapado” en la zona alta, reduciendo la sensación de “querer atrapar la vida”.</text:p>
          </table:table-cell>
        </table:table-row>
        <table:table-row>
          <table:table-cell table:style-name="TableRowCell" office:value-type="string">
            <text:p text:style-name="Table_20_Contents"><text:span text:style-name="T1">Masticar bien los alimentos</text:span> y <text:span text:style-name="T1">evitar tragar aire</text:span> (no hablar mientras comes, no usar pajillas)</text:p>
          </table:table-cell>
          <table:table-cell table:style-name="TableRowCell" office:value-type="string">
            <text:p text:style-name="Table_20_Contents">Reduce la ingesta de aire extra, favoreciendo que los gases que sí aparecen tengan una causa menos emocional y más física.</text:p>
          </table:table-cell>
        </table:table-row>
        <table:table-row>
          <table:table-cell table:style-name="TableRowCell" office:value-type="string">
            <text:p text:style-name="Table_20_Contents"><text:span text:style-name="T1">Diario de emociones relacionadas con la comida</text:span> (anotar cuándo aparece la aerofagia, qué estabas pensando o sintiendo)</text:p>
          </table:table-cell>
          <table:table-cell table:style-name="TableRowCell" office:value-type="string">
            <text:p text:style-name="Table_20_Contents">Permite identificar la “jugarreta” o el “pedazo indigesto” que tu cuerpo intenta expulsar.</text:p>
          </table:table-cell>
        </table:table-row>
        <table:table-row>
          <table:table-cell table:style-name="TableRowCell" office:value-type="string">
            <text:p text:style-name="Table_20_Contents"><text:span text:style-name="T1">Visualización</text:span>: imagina que el aire es una corriente que arrastra y elimina un objeto simbólico (una carga, un resentimiento) y que al expulsarlo queda más espacio libre.</text:p>
          </table:table-cell>
          <table:table-cell table:style-name="TableRowCell" office:value-type="string">
            <text:p text:style-name="Table_20_Contents">Refuerza el sentido biológico de “empujar el bolo” y facilita la liberación emocional.</text:p>
          </table:table-cell>
        </table:table-row>
        <table:table-row>
          <table:table-cell table:style-name="TableRowCell" office:value-type="string">
            <text:p text:style-name="Table_20_Contents"><text:span text:style-name="T1">Trabajo con un terapeuta de biodescodificación o psicólogo</text:span> para explorar los posibles duelos, miedos de perder control o apegos que se manifiestan como aerofagia.</text:p>
          </table:table-cell>
          <table:table-cell table:style-name="TableRowCell" office:value-type="string">
            <text:p text:style-name="Table_20_Contents">Profundiza en el conflicto de “atrapar vs. soltar” y permite resignificar la experiencia.</text:p>
          </table:table-cell>
        </table:table-row>
      </table:table>
      <text:p text:style-name="P5"><text:span text:style-name="T1">Importante</text:span>: estas sugerencias son orientativas. Si los síntomas persisten, son intensos o te generan malestar significativo, consulta a tu médico o a un terapeuta cualificado.</text:p>
      <text:p text:style-name="Horizontal_20_Line"/>
      <text:h text:style-name="Heading_20_2" text:outline-level="2"><text:bookmark-start text:name="aviso-de-responsabilidad"/>7. Aviso de responsabilidad<text:bookmark-end text:name="aviso-de-responsabilidad"/></text:h>
      <text:p text:style-name="First_20_paragraph">La información proporcionada es <text:span text:style-name="T1">solo con fines educativos y de auto‑reflexión</text:span>. <text:span text:style-name="T1">No constituye diagnóstico médico ni tratamiento</text:span> y <text:span text:style-name="T1">no sustituye la valoración de un profesional de la salud</text:span>. Ante cualquier duda, molestia persistente o empeoramiento de los síntomas, acude a tu médico de cabecera o a un especialista en salud men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6-02-17T10:25:28Z</meta:creation-date>
    <dc:date>2026-02-17T10:25:28Z</dc:date>
  </office:meta>
</office:document-meta>
</file>